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134f" officeooo:paragraph-rsid="001a134f"/>
    </style:style>
    <style:style style:name="P2" style:family="paragraph" style:parent-style-name="Standard">
      <style:paragraph-properties fo:text-align="start" style:justify-single-word="false"/>
      <style:text-properties officeooo:rsid="001a134f" officeooo:paragraph-rsid="001a134f"/>
    </style:style>
    <style:style style:name="P3" style:family="paragraph" style:parent-style-name="Standard">
      <style:paragraph-properties fo:text-align="start" style:justify-single-word="false"/>
      <style:text-properties officeooo:rsid="001a4687" officeooo:paragraph-rsid="001a4687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a4687" officeooo:paragraph-rsid="001a4687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a4687" officeooo:paragraph-rsid="001b3557"/>
    </style:style>
    <style:style style:name="P6" style:family="paragraph" style:parent-style-name="Standard">
      <style:paragraph-properties fo:text-align="start" style:justify-single-word="false"/>
      <style:text-properties officeooo:rsid="001a4687" officeooo:paragraph-rsid="001b3557"/>
    </style:style>
    <style:style style:name="P7" style:family="paragraph" style:parent-style-name="Standard">
      <style:paragraph-properties fo:text-align="start" style:justify-single-word="false"/>
      <style:text-properties officeooo:rsid="001b3557" officeooo:paragraph-rsid="001b3557"/>
    </style:style>
    <style:style style:name="P8" style:family="paragraph" style:parent-style-name="Standard">
      <style:paragraph-properties fo:text-align="start" style:justify-single-word="false"/>
      <style:text-properties fo:font-size="14pt" fo:font-style="italic" fo:font-weight="bold" officeooo:rsid="001a4687" officeooo:paragraph-rsid="001a4687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italic" fo:font-weight="bold" officeooo:rsid="001a134f" officeooo:paragraph-rsid="001a134f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style="italic" fo:font-weight="bold" officeooo:rsid="001b3557" officeooo:paragraph-rsid="001b3557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italic" fo:font-weight="bold" officeooo:rsid="001d338f" officeooo:paragraph-rsid="001d338f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rsid="001ca326" officeooo:paragraph-rsid="001ca326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1ca326" officeooo:paragraph-rsid="001ca326"/>
    </style:style>
    <style:style style:name="P14" style:family="paragraph" style:parent-style-name="Standard">
      <style:paragraph-properties fo:text-align="start" style:justify-single-word="false"/>
      <style:text-properties officeooo:rsid="001ca326" officeooo:paragraph-rsid="001d338f"/>
    </style:style>
    <style:style style:name="P15" style:family="paragraph" style:parent-style-name="Standard" style:list-style-name="L2">
      <style:paragraph-properties fo:text-align="start" style:justify-single-word="false"/>
      <style:text-properties officeooo:rsid="001d338f" officeooo:paragraph-rsid="001d338f"/>
    </style:style>
    <style:style style:name="P16" style:family="paragraph" style:parent-style-name="Standard">
      <style:paragraph-properties fo:text-align="start" style:justify-single-word="false"/>
      <style:text-properties officeooo:rsid="001d338f" officeooo:paragraph-rsid="001d338f"/>
    </style:style>
    <style:style style:name="T1" style:family="text">
      <style:text-properties officeooo:rsid="001a4687"/>
    </style:style>
    <style:style style:name="T2" style:family="text">
      <style:text-properties officeooo:rsid="001b3557"/>
    </style:style>
    <style:style style:name="T3" style:family="text">
      <style:text-properties fo:font-size="12pt" fo:font-style="normal" fo:font-weight="normal" officeooo:rsid="001ca326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officeooo:rsid="001d33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ris Duhaime</text:p>
      <text:p text:style-name="P1">Phone: (603) 540-3135 | <text:s/>Email: <text:a xlink:type="simple" xlink:href="mailto:C.Duhaime27@gmail.com" text:style-name="Internet_20_link" text:visited-style-name="Visited_20_Internet_20_Link">C.Duhaime27@gmail.com</text:a> | <text:s/>Merrimack, NH, 03054</text:p>
      <text:p text:style-name="P1"><text:s text:c="11"/>LinkedIn: Christopher Duhaime | Portfolio: <text:a xlink:type="simple" xlink:href="https://github.com/ChrisDuhaime/updated-portfolio-chris-duhaime" text:style-name="Internet_20_link" text:visited-style-name="Visited_20_Internet_20_Link">https://github.com/ChrisDuhaime/updated-portfolio-chris-duhaime</text:a></text:p>
      <text:p text:style-name="P1"/>
      <text:p text:style-name="P2">Web Devleoper Student at UNH Coding Bootcamp Full Stack Program. <text:s/>Wide range of skills and experience from Accounting and Finance to Customer Service and Management. <text:s/></text:p>
      <text:p text:style-name="P2"/>
      <text:p text:style-name="P9">Technical Skills</text:p>
      <text:p text:style-name="P2">__________________________________________________________________________________</text:p>
      <text:p text:style-name="P2">JavaScript ES6, CSS 3, HTML 5, SQL, GitHub, MySQL, Express.js, Node.js, Handlebars, jQuery, Boots<text:span text:style-name="T1">trap, Heroku, Sequalize</text:span></text:p>
      <text:p text:style-name="P3"/>
      <text:p text:style-name="P8">Projects</text:p>
      <text:p text:style-name="P3">___________________________________________________________________________________</text:p>
      <text:p text:style-name="P3">Likin Hikin | <text:s/><text:a xlink:type="simple" xlink:href="https://github.com/603collective/Group-Project-2--Likin-Hikin" text:style-name="Internet_20_link" text:visited-style-name="Visited_20_Internet_20_Link">https://github.com/603collective/Group-Project-2--Likin-Hikin</text:a></text:p>
      <text:p text:style-name="P3"/>
      <text:list xml:id="list2808819493" text:style-name="L1">
        <text:list-item>
          <text:p text:style-name="P4">Summary: A crowdsourced trail info sharing application</text:p>
        </text:list-item>
        <text:list-item>
          <text:p text:style-name="P4">Role: Group Project</text:p>
        </text:list-item>
        <text:list-item>
          <text:p text:style-name="P4">Tools: HTML, CSS, JavaScript, Node.js, Heroku, Handlebars, Sequalize</text:p>
        </text:list-item>
      </text:list>
      <text:p text:style-name="P3"/>
      <text:p text:style-name="P3"><text:span text:style-name="T2">Find Dry Chargers</text:span> | <text:s/><text:a xlink:type="simple" xlink:href="https://github.com/Jay3172/Find_Dry_Chargers" text:style-name="Internet_20_link" text:visited-style-name="Visited_20_Internet_20_Link">https://github.com/Jay3172/Find_Dry_Chargers</text:a> </text:p>
      <text:p text:style-name="P3"/>
      <text:list xml:id="list130520515276040" text:continue-numbering="true" text:style-name="L1">
        <text:list-item>
          <text:p text:style-name="P4">Summary: <text:span text:style-name="T2">An application to find Electric Vehicle Chargers around you and the weather</text:span></text:p>
        </text:list-item>
        <text:list-item>
          <text:p text:style-name="P4">Role: Group Project</text:p>
        </text:list-item>
        <text:list-item>
          <text:p text:style-name="P4">Tools: HTML, CSS, JavaScript</text:p>
        </text:list-item>
      </text:list>
      <text:p text:style-name="P3"/>
      <text:p text:style-name="P6"><text:span text:style-name="T2">Weather-Forecast</text:span> | <text:s/><text:a xlink:type="simple" xlink:href="https://github.com/ChrisDuhaime/weather-forcast" text:style-name="Internet_20_link" text:visited-style-name="Visited_20_Internet_20_Link">https://github.com/ChrisDuhaime/weather-forcast</text:a> </text:p>
      <text:p text:style-name="P6"/>
      <text:list xml:id="list130519389825205" text:continue-numbering="true" text:style-name="L1">
        <text:list-item>
          <text:p text:style-name="P5">Summary: <text:span text:style-name="T2">An application that interacts with OpenWeather API to display requested forecasts</text:span></text:p>
        </text:list-item>
        <text:list-item>
          <text:p text:style-name="P5">Role: <text:span text:style-name="T2">Owner</text:span></text:p>
        </text:list-item>
        <text:list-item>
          <text:p text:style-name="P5">Tools: HTML, CSS, JavaScript</text:p>
        </text:list-item>
      </text:list>
      <text:p text:style-name="P6"/>
      <text:p text:style-name="P10">Experience – <text:span text:style-name="T3">Please see LinkedIn profile for extended experience list</text:span></text:p>
      <text:p text:style-name="P7">___________________________________________________________________________________</text:p>
      <text:p text:style-name="P12">Landscape Maintenance Division Manager <text:s text:c="63"/>July 2017-July 2022</text:p>
      <text:p text:style-name="P12">Giant Landscaping <text:s text:c="109"/>Manchester,NH</text:p>
      <text:list xml:id="list2196482499" text:style-name="L2">
        <text:list-item>
          <text:p text:style-name="P13">Managed <text:span text:style-name="T4">5 landscaping crews </text:span></text:p>
        </text:list-item>
        <text:list-item>
          <text:p text:style-name="P15">Managed all Commercial and Residential Propeties</text:p>
        </text:list-item>
      </text:list>
      <text:p text:style-name="P14"/>
      <text:p text:style-name="P14"><text:span text:style-name="T4">Residential Solar PV Installer</text:span> <text:s text:c="84"/>July 2017-July 2022</text:p>
      <text:p text:style-name="P14"><text:span text:style-name="T4">Tesla Energy</text:span> <text:s text:c="119"/>Manchester,NH</text:p>
      <text:list xml:id="list130520138884673" text:continue-numbering="true" text:style-name="L2">
        <text:list-item>
          <text:p text:style-name="P15">Top Installer Metrics in the country </text:p>
        </text:list-item>
      </text:list>
      <text:p text:style-name="P11">Education</text:p>
      <text:p text:style-name="P16">___________________________________________________________________________________</text:p>
      <text:p text:style-name="P16">Currently a student- Certificate, Coding Bootcamp Full Stack Program | University of New Hampshire</text:p>
      <text:p text:style-name="P16">BS in Business/ Organizational Leadership | Southern New Hampshire Universit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1T11:59:18.726000000</meta:creation-date>
    <dc:date>2022-07-11T13:05:18.988000000</dc:date>
    <meta:editing-duration>PT11M2S</meta:editing-duration>
    <meta:editing-cycles>1</meta:editing-cycles>
    <meta:document-statistic meta:table-count="0" meta:image-count="0" meta:object-count="0" meta:page-count="1" meta:paragraph-count="34" meta:word-count="217" meta:character-count="2378" meta:non-whitespace-character-count="1809"/>
    <meta:generator>LibreOffice/7.3.4.2$Windows_X86_64 LibreOffice_project/728fec16bd5f605073805c3c9e7c4212a0120dc5</meta:generator>
  </office:meta>
</office:document-meta>
</file>